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DataSource.MailDataSource( String data ,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DataSource.copyStream( InputStream inputStream , OutputStream output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ilDataSource.MailDataSource( InputStream inputStream ,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lData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DataSourc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DataSource.MailDataSource( byte [ ] data ,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Data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Data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